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Inconsolata" svg:font-family="Inconsolat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PageStyle_5f_Аркуш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2" office:value-type="string" calcext:value-type="string">
            <text:p>Функции в электронных таблицах</text:p>
          </table:table-cell>
          <table:table-cell table:style-name="ce2" table:number-columns-repeated="2"/>
          <table:table-cell table:style-name="ce8" table:number-columns-repeated="2"/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9"/>
          <table:table-cell table:number-columns-repeated="48"/>
        </table:table-row>
        <table:table-row table:style-name="ro2">
          <table:table-cell table:style-name="ce2" office:value-type="string" calcext:value-type="string">
            <text:p>Функции математические</text:p>
          </table:table-cell>
          <table:table-cell table:style-name="ce2"/>
          <table:table-cell table:style-name="ce8" table:number-columns-repeated="3"/>
          <table:table-cell table:style-name="ce1" table:number-columns-repeated="11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Число десятков в нем:</text:p>
          </table:table-cell>
          <table:covered-table-cell table:style-name="ce14"/>
          <table:covered-table-cell table:style-name="ce15"/>
          <table:table-cell table:style-name="ce28" table:formula="of:=INT([.D7]/10)" office:value-type="float" office:value="1" calcext:value-type="float">
            <text:p>1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Число единиц в нем:</text:p>
          </table:table-cell>
          <table:covered-table-cell table:style-name="ce14"/>
          <table:covered-table-cell table:style-name="ce15"/>
          <table:table-cell table:style-name="ce28" table:formula="of:=MOD([.D7];10)" office:value-type="float" office:value="5" calcext:value-type="float">
            <text:p>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Сумма его цифр:</text:p>
          </table:table-cell>
          <table:covered-table-cell table:style-name="ce14"/>
          <table:covered-table-cell table:style-name="ce15"/>
          <table:table-cell table:style-name="ce28" table:formula="of:=SUM([.D8]+[.D9])" office:value-type="float" office:value="6" calcext:value-type="float">
            <text:p>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роизведение его цифр:</text:p>
          </table:table-cell>
          <table:covered-table-cell table:style-name="ce14"/>
          <table:covered-table-cell table:style-name="ce15"/>
          <table:table-cell table:style-name="ce28" table:formula="of:=PRODUCT([.D8]*[.D9])" office:value-type="float" office:value="5" calcext:value-type="float">
            <text:p>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style-name="ce5" table:number-columns-repeated="6"/>
          <table:table-cell table:style-name="ce1" table:number-columns-repeated="9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56" calcext:value-type="float">
            <text:p>5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14"/>
          <table:covered-table-cell table:style-name="ce15"/>
          <table:table-cell table:style-name="ce28" table:formula="of:=MOD([.D15];10)*10+ROUNDDOWN([.D15]/10;0)" office:value-type="float" office:value="65" calcext:value-type="float">
            <text:p>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style-name="ce5" table:number-columns-repeated="8"/>
          <table:table-cell table:style-name="ce1" table:number-columns-repeated="7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524" calcext:value-type="float">
            <text:p>524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4"/>
          <table:covered-table-cell table:style-name="ce15"/>
          <table:table-cell table:style-name="ce28" table:formula="of:=INT([.D20]/100)+MOD([.D20];100)*10" office:value-type="float" office:value="245" calcext:value-type="float">
            <text:p>24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style-name="ce5" table:number-columns-repeated="9"/>
          <table:table-cell table:style-name="ce1" table:number-columns-repeated="6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14"/>
          <table:covered-table-cell table:style-name="ce15"/>
          <table:table-cell table:style-name="ce28" office:value-type="float" office:value="784" calcext:value-type="float">
            <text:p>784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4"/>
          <table:covered-table-cell table:style-name="ce15"/>
          <table:table-cell table:style-name="ce28" table:formula="of:=MOD([.D25];10)*100+ROUNDDOWN([.D25]/10;0)" office:value-type="float" office:value="478" calcext:value-type="float">
            <text:p>478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style-name="ce5" table:number-columns-repeated="8"/>
          <table:table-cell table:style-name="ce1" table:number-columns-repeated="7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ведите число</text:p>
          </table:table-cell>
          <table:covered-table-cell table:style-name="ce14"/>
          <table:covered-table-cell table:style-name="ce15"/>
          <table:table-cell table:style-name="ce28" office:value-type="float" office:value="8754" calcext:value-type="float">
            <text:p>8754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олученное число:</text:p>
          </table:table-cell>
          <table:covered-table-cell table:style-name="ce14"/>
          <table:covered-table-cell table:style-name="ce15"/>
          <table:table-cell table:style-name="ce28" table:formula="of:=ROUNDDOWN(MOD([.D30];1000)/100;0)" office:value-type="float" office:value="7" calcext:value-type="float">
            <text:p>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2" office:value-type="string" calcext:value-type="string">
            <text:p>Функции для работы с датой и временем</text:p>
          </table:table-cell>
          <table:table-cell table:style-name="ce5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5" office:value-type="string" calcext:value-type="string">
            <text:p>6. С начала суток прошло n секунд (n - вещественное число). Определить</text:p>
          </table:table-cell>
          <table:table-cell table:style-name="ce5" table:number-columns-repeated="4"/>
          <table:table-cell table:style-name="ce1" table:number-columns-repeated="11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6" office:value-type="string" calcext:value-type="string" table:number-columns-spanned="3" table:number-rows-spanned="1">
            <text:p>Введите число секунд n</text:p>
          </table:table-cell>
          <table:covered-table-cell table:style-name="ce14"/>
          <table:covered-table-cell table:style-name="ce15"/>
          <table:table-cell table:style-name="ce29" office:value-type="float" office:value="5884580" calcext:value-type="float">
            <text:p>588458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14"/>
          <table:covered-table-cell table:style-name="ce15"/>
          <table:table-cell table:style-name="ce29" table:formula="of:=MOD( [.D37];3600)" office:value-type="float" office:value="2180" calcext:value-type="float">
            <text:p>2180</text:p>
          </table:table-cell>
          <table:table-cell table:style-name="ce1"/>
          <table:table-cell table:style-name="ce11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14"/>
          <table:covered-table-cell table:style-name="ce15"/>
          <table:table-cell table:style-name="ce29" table:formula="of:=MOD([.D37];3600)" office:value-type="float" office:value="2180" calcext:value-type="float">
            <text:p>2180</text:p>
          </table:table-cell>
          <table:table-cell table:style-name="ce1"/>
          <table:table-cell table:style-name="ce11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14"/>
          <table:covered-table-cell table:style-name="ce15"/>
          <table:table-cell table:style-name="ce29" table:formula="of:=MOD([.D39];60)" office:value-type="float" office:value="20" calcext:value-type="float">
            <text:p>20</text:p>
          </table:table-cell>
          <table:table-cell table:style-name="ce1"/>
          <table:table-cell table:style-name="ce35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14"/>
          <table:covered-table-cell table:style-name="ce15"/>
          <table:table-cell table:style-name="ce30" table:formula="of:=MOD([.D40];60)" office:value-type="float" office:value="20" calcext:value-type="float">
            <text:p>20</text:p>
          </table:table-cell>
          <table:table-cell table:style-name="ce1"/>
          <table:table-cell table:style-name="ce35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7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14"/>
          <table:covered-table-cell table:style-name="ce15"/>
          <table:table-cell table:style-name="ce31" table:formula="of:=MOD([.D41];60)" office:value-type="float" office:value="20" calcext:value-type="float">
            <text:p>20</text:p>
          </table:table-cell>
          <table:table-cell table:style-name="ce1"/>
          <table:table-cell table:style-name="ce35" table:number-columns-spanned="6" table:number-rows-spanned="1"/>
          <table:covered-table-cell table:number-columns-repeated="5"/>
          <table:table-cell table:style-name="ce1" table:number-columns-repeated="5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2" office:value-type="string" calcext:value-type="string">
            <text:p>Задачи на обработку текста</text:p>
          </table:table-cell>
          <table:table-cell table:style-name="ce5"/>
          <table:table-cell table:style-name="ce1" table:number-columns-repeated="14"/>
          <table:table-cell table:number-columns-repeated="48"/>
        </table:table-row>
        <table:table-row table:style-name="ro2">
          <table:table-cell table:style-name="ce8"/>
          <table:table-cell table:style-name="ce1" table:number-columns-repeated="15"/>
          <table:table-cell table:number-columns-repeated="48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ванов 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ван 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ванович <text:s/>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15"/>
          <table:table-cell table:style-name="ce17" table:formula="of:=CONCATENATE([.C47:.D47];[.C48:.D48];[.C49:.D49])" office:value-type="string" office:string-value="Иванов Иван Иванович  " calcext:value-type="string" table:number-columns-spanned="2" table:number-rows-spanned="1">
            <text:p>Иванов Иван Иванович <text:s/></text:p>
          </table:table-cell>
          <table:covered-table-cell table:style-name="ce15"/>
          <table:table-cell table:style-name="ce17" table:number-columns-spanned="2" table:number-rows-spanned="1"/>
          <table:covered-table-cell table:style-name="ce15"/>
          <table:table-cell table:style-name="ce1" table:number-columns-repeated="10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style-name="ce3" table:number-columns-repeated="3"/>
          <table:table-cell table:style-name="ce5" table:number-columns-repeated="2"/>
          <table:table-cell table:style-name="ce1" table:number-columns-repeated="10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ведите строку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привіт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5"/>
          <table:table-cell table:style-name="ce13" table:formula="of:=LEN([.C53:.D53])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0" office:value-type="string" calcext:value-type="string">
            <text:p>3. В результатирующей ячейке получить слово</text:p>
          </table:table-cell>
          <table:table-cell table:style-name="ce3" table:number-columns-repeated="2"/>
          <table:table-cell table:style-name="ce32" office:value-type="string" calcext:value-type="string">
            <text:p>форма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5"/>
          <table:table-cell table:style-name="ce19" table:formula="of:=IFERROR(__xludf.dummyfunction(&quot;REGEXREPLACE(REGEXREPLACE(C61,&quot;&quot;тика&quot;&quot;,),&quot;&quot;Ин&quot;&quot;,)&quot;);&quot;форма&quot;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0" office:value-type="string" calcext:value-type="string">
            <text:p>4. В результатирующей ячейке получить слово Комбинат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сходн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олученное слово</text:p>
          </table:table-cell>
          <table:covered-table-cell table:style-name="ce15"/>
          <table:table-cell table:style-name="ce20" table:formula="of:=IFERROR(__xludf.dummyfunction(&quot;REGEXREPLACE(C61,&quot;&quot;Информатика&quot;&quot;,&quot;&quot;Комбинат&quot;&quot;)&quot;);&quot;Комбинат&quot;)" office:value-type="string" office:string-value="Комбинат" calcext:value-type="string">
            <text:p>Комбинат</text:p>
          </table:table-cell>
          <table:table-cell table:style-name="ce1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0" office:value-type="string" calcext:value-type="string">
            <text:p>5. В первой результатирующей ячейке получить слово Информация, во второй - Оператор</text:p>
          </table:table-cell>
          <table:table-cell table:style-name="ce3" table:number-columns-repeated="3"/>
          <table:table-cell table:style-name="ce5" table:number-columns-repeated="3"/>
          <table:table-cell table:style-name="ce1" table:number-columns-repeated="9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ерв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Информатор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торое слово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Операция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5"/>
          <table:table-cell table:style-name="ce13" table:formula="of:=IFERROR(__xludf.dummyfunction(&quot;REGEXREPLACE(C65, &quot;&quot;тор&quot;&quot;, &quot;&quot;ция&quot;&quot;)&quot;);&quot;Информация&quot;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15"/>
          <table:table-cell table:style-name="ce1" table:number-columns-repeated="2"/>
          <table:table-cell table:style-name="ce1" table:formula="of:=IFERROR(__xludf.dummyfunction(&quot; REGEXREPLACE(F67,&quot;&quot;Ин&quot;&quot;,)&quot;);&quot;&quot;)">
            <text:p/>
          </table:table-cell>
          <table:table-cell table:style-name="ce1" table:number-columns-repeated="9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5"/>
          <table:table-cell table:style-name="ce13" table:formula="of:=IFERROR(__xludf.dummyfunction(&quot;REGEXREPLACE(C66:D66, &quot;&quot;ция&quot;&quot;, &quot;&quot;тор&quot;&quot;)&quot;);&quot;Оператор&quot;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6. Получить текст, состоящий из фамилии и инициалов в виде Иванов Н.И.</text:p>
          </table:table-cell>
          <table:table-cell table:style-name="ce3" table:number-columns-repeated="3"/>
          <table:table-cell table:style-name="ce5"/>
          <table:table-cell table:style-name="ce1" table:number-columns-repeated="11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Фамилия сотрудника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Бойчук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Имя сотрудника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Владислав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Отчество сотрудника</text:p>
          </table:table-cell>
          <table:covered-table-cell table:style-name="ce15"/>
          <table:table-cell table:style-name="ce21" office:value-type="string" calcext:value-type="string">
            <text:p>Ярославович</text:p>
          </table:table-cell>
          <table:table-cell table:style-name="ce18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15"/>
          <table:table-cell table:style-name="ce13" table:formula="of:=REPLACE(REPLACE(textjoin( ; ;textjoin( ;6;[.C71];[.C72];[.C73]));8;8;&quot;.&quot; );10;10;&quot;.&quot; )" office:value-type="string" office:string-value="" calcext:value-type="error" table:number-columns-spanned="2" table:number-rows-spanned="1">
            <text:p>#ИМЯ?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2" office:value-type="string" calcext:value-type="string">
            <text:p>Задачи с данными типа дата</text:p>
          </table:table-cell>
          <table:table-cell table:style-name="ce5"/>
          <table:table-cell table:style-name="ce1" table:number-columns-repeated="14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1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5"/>
          <table:table-cell table:style-name="ce22" table:formula="of:=DATE([.C82:.D82]; [.C81:.D81]; [.C80:.D80])" office:value-type="date" office:date-value="1920-12-07" calcext:value-type="date" table:number-columns-spanned="2" table:number-rows-spanned="1">
            <text:p>07.12.20</text:p>
          </table:table-cell>
          <table:covered-table-cell table:style-name="ce3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Число в этой дате</text:p>
          </table:table-cell>
          <table:covered-table-cell table:style-name="ce15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Месяц в этой дате</text:p>
          </table:table-cell>
          <table:covered-table-cell table:style-name="ce15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Год в этой дате</text:p>
          </table:table-cell>
          <table:covered-table-cell table:style-name="ce15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2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Введите дату</text:p>
          </table:table-cell>
          <table:covered-table-cell table:style-name="ce15"/>
          <table:table-cell table:style-name="ce24" office:value-type="date" office:date-value="2013-05-07" calcext:value-type="date" table:number-columns-spanned="2" table:number-rows-spanned="1">
            <text:p>07.05.2013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15"/>
          <table:table-cell table:style-name="ce25" table:formula="of:=WORKDAY([.C85:.D85];100)" office:value-type="date" office:date-value="2013-09-24" calcext:value-type="date" table:number-columns-spanned="2" table:number-rows-spanned="1">
            <text:p>24.09.2013</text:p>
          </table:table-cell>
          <table:covered-table-cell table:style-name="ce15"/>
          <table:table-cell table:style-name="ce1"/>
          <table:table-cell table:style-name="ce36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3" office:value-type="string" calcext:value-type="string">
            <text:p>3.</text:p>
          </table:table-cell>
          <table:table-cell table:style-name="ce3" table:number-columns-repeated="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Введите дату рождения</text:p>
          </table:table-cell>
          <table:covered-table-cell table:style-name="ce15"/>
          <table:table-cell table:style-name="ce26" office:value-type="date" office:date-value="2002-09-14" calcext:value-type="date" table:number-columns-spanned="2" table:number-rows-spanned="1">
            <text:p>14.09.2002</text:p>
          </table:table-cell>
          <table:covered-table-cell table:style-name="ce33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9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15"/>
          <table:table-cell table:style-name="ce27" table:formula="of:=days(&quot;17.10.2019&quot;;[.C89])" office:value-type="float" office:value="6242" calcext:value-type="float" table:number-columns-spanned="2" table:number-rows-spanned="1">
            <text:p>6 242,00</text:p>
          </table:table-cell>
          <table:covered-table-cell table:style-name="ce15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2" office:value-type="string" calcext:value-type="string">
            <text:p>Работа с диапазонами</text:p>
          </table:table-cell>
          <table:table-cell table:style-name="ce5"/>
          <table:table-cell table:style-name="ce1" table:number-columns-repeated="14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1-й комнаты:</text:p>
          </table:table-cell>
          <table:covered-table-cell table:style-name="ce14"/>
          <table:covered-table-cell table:style-name="ce15"/>
          <table:table-cell table:style-name="ce28" office:value-type="float" office:value="20" calcext:value-type="float">
            <text:p>2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2-й комнаты:</text:p>
          </table:table-cell>
          <table:covered-table-cell table:style-name="ce14"/>
          <table:covered-table-cell table:style-name="ce15"/>
          <table:table-cell table:style-name="ce28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3-й комнаты:</text:p>
          </table:table-cell>
          <table:covered-table-cell table:style-name="ce14"/>
          <table:covered-table-cell table:style-name="ce15"/>
          <table:table-cell table:style-name="ce28" office:value-type="float" office:value="45" calcext:value-type="float">
            <text:p>4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кухни:</text:p>
          </table:table-cell>
          <table:covered-table-cell table:style-name="ce14"/>
          <table:covered-table-cell table:style-name="ce15"/>
          <table:table-cell table:style-name="ce28" office:value-type="float" office:value="50" calcext:value-type="float">
            <text:p>5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14"/>
          <table:covered-table-cell table:style-name="ce15"/>
          <table:table-cell table:style-name="ce28" office:value-type="float" office:value="10" calcext:value-type="float">
            <text:p>1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14"/>
          <table:covered-table-cell table:style-name="ce15"/>
          <table:table-cell table:style-name="ce28" table:formula="of:=SUM([.D96:.D98])" office:value-type="float" office:value="80" calcext:value-type="float">
            <text:p>8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14"/>
          <table:covered-table-cell table:style-name="ce15"/>
          <table:table-cell table:style-name="ce28" table:formula="of:=SUM([.D99:.D101])" office:value-type="float" office:value="140" calcext:value-type="float">
            <text:p>14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2">
          <table:table-cell table:style-name="ce1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style-name="ce1" table:number-columns-repeated="2"/>
          <table:table-cell table:number-columns-repeated="48"/>
        </table:table-row>
        <table:table-row table:style-name="ro2">
          <table:table-cell table:style-name="ce3" table:number-columns-repeated="4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2" office:value-type="string" calcext:value-type="string" table:number-columns-spanned="3" table:number-rows-spanned="1">
            <text:p>Месяц</text:p>
          </table:table-cell>
          <table:covered-table-cell table:style-name="ce14"/>
          <table:covered-table-cell table:style-name="ce15"/>
          <table:table-cell table:style-name="ce34" office:value-type="string" calcext:value-type="string">
            <text:p>Зарплата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Январь</text:p>
          </table:table-cell>
          <table:covered-table-cell table:style-name="ce14"/>
          <table:covered-table-cell table:style-name="ce15"/>
          <table:table-cell table:style-name="ce28" office:value-type="float" office:value="8900" calcext:value-type="float">
            <text:p>89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Февраль</text:p>
          </table:table-cell>
          <table:covered-table-cell table:style-name="ce14"/>
          <table:covered-table-cell table:style-name="ce15"/>
          <table:table-cell table:style-name="ce28" office:value-type="float" office:value="10000" calcext:value-type="float">
            <text:p>100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Март</text:p>
          </table:table-cell>
          <table:covered-table-cell table:style-name="ce14"/>
          <table:covered-table-cell table:style-name="ce15"/>
          <table:table-cell table:style-name="ce28" office:value-type="float" office:value="11500" calcext:value-type="float">
            <text:p>115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Апрель</text:p>
          </table:table-cell>
          <table:covered-table-cell table:style-name="ce14"/>
          <table:covered-table-cell table:style-name="ce15"/>
          <table:table-cell table:style-name="ce28" office:value-type="float" office:value="9765" calcext:value-type="float">
            <text:p>97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Май</text:p>
          </table:table-cell>
          <table:covered-table-cell table:style-name="ce14"/>
          <table:covered-table-cell table:style-name="ce15"/>
          <table:table-cell table:style-name="ce28" office:value-type="float" office:value="7537" calcext:value-type="float">
            <text:p>753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Июнь</text:p>
          </table:table-cell>
          <table:covered-table-cell table:style-name="ce14"/>
          <table:covered-table-cell table:style-name="ce15"/>
          <table:table-cell table:style-name="ce28" office:value-type="float" office:value="9865" calcext:value-type="float">
            <text:p>98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Июль</text:p>
          </table:table-cell>
          <table:covered-table-cell table:style-name="ce14"/>
          <table:covered-table-cell table:style-name="ce15"/>
          <table:table-cell table:style-name="ce28" office:value-type="float" office:value="7896" calcext:value-type="float">
            <text:p>789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Август</text:p>
          </table:table-cell>
          <table:covered-table-cell table:style-name="ce14"/>
          <table:covered-table-cell table:style-name="ce15"/>
          <table:table-cell table:style-name="ce28" office:value-type="float" office:value="11578" calcext:value-type="float">
            <text:p>11578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Сентябрь</text:p>
          </table:table-cell>
          <table:covered-table-cell table:style-name="ce14"/>
          <table:covered-table-cell table:style-name="ce15"/>
          <table:table-cell table:style-name="ce28" office:value-type="float" office:value="10865" calcext:value-type="float">
            <text:p>1086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Октябрь</text:p>
          </table:table-cell>
          <table:covered-table-cell table:style-name="ce14"/>
          <table:covered-table-cell table:style-name="ce15"/>
          <table:table-cell table:style-name="ce28" office:value-type="float" office:value="11686" calcext:value-type="float">
            <text:p>1168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Ноябрь</text:p>
          </table:table-cell>
          <table:covered-table-cell table:style-name="ce14"/>
          <table:covered-table-cell table:style-name="ce15"/>
          <table:table-cell table:style-name="ce28" office:value-type="float" office:value="10647" calcext:value-type="float">
            <text:p>1064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Декабрь</text:p>
          </table:table-cell>
          <table:covered-table-cell table:style-name="ce14"/>
          <table:covered-table-cell table:style-name="ce15"/>
          <table:table-cell table:style-name="ce28" office:value-type="float" office:value="11576" calcext:value-type="float">
            <text:p>11576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3" table:number-columns-spanned="3" table:number-rows-spanned="1"/>
          <table:covered-table-cell table:style-name="ce14"/>
          <table:covered-table-cell table:style-name="ce15"/>
          <table:table-cell table:style-name="ce31"/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1 квартал</text:p>
          </table:table-cell>
          <table:covered-table-cell table:style-name="ce14"/>
          <table:covered-table-cell table:style-name="ce15"/>
          <table:table-cell table:style-name="ce28" table:formula="of:=SUM([.D107:.D109])" office:value-type="float" office:value="30400" calcext:value-type="float">
            <text:p>30400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2 квартал</text:p>
          </table:table-cell>
          <table:covered-table-cell table:style-name="ce14"/>
          <table:covered-table-cell table:style-name="ce15"/>
          <table:table-cell table:style-name="ce28" table:formula="of:=SUM([.D110:.D112])" office:value-type="float" office:value="27167" calcext:value-type="float">
            <text:p>2716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1-е полугодие</text:p>
          </table:table-cell>
          <table:covered-table-cell table:style-name="ce14"/>
          <table:covered-table-cell table:style-name="ce15"/>
          <table:table-cell table:style-name="ce28" table:formula="of:=SUM([.D120:.D121])" office:value-type="float" office:value="57567" calcext:value-type="float">
            <text:p>57567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3 квартал</text:p>
          </table:table-cell>
          <table:covered-table-cell table:style-name="ce14"/>
          <table:covered-table-cell table:style-name="ce15"/>
          <table:table-cell table:style-name="ce28" table:formula="of:=SUM([.D113:.D115])" office:value-type="float" office:value="30339" calcext:value-type="float">
            <text:p>30339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4 квартал</text:p>
          </table:table-cell>
          <table:covered-table-cell table:style-name="ce14"/>
          <table:covered-table-cell table:style-name="ce15"/>
          <table:table-cell table:style-name="ce28" table:formula="of:=SUM([.D116:.D118])" office:value-type="float" office:value="33909" calcext:value-type="float">
            <text:p>33909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Всего за 2 полугодие</text:p>
          </table:table-cell>
          <table:covered-table-cell table:style-name="ce14"/>
          <table:covered-table-cell table:style-name="ce15"/>
          <table:table-cell table:style-name="ce28" table:formula="of:=SUM([.D123];[.D124])" office:value-type="float" office:value="64248" calcext:value-type="float">
            <text:p>64248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4" office:value-type="string" calcext:value-type="string" table:number-columns-spanned="3" table:number-rows-spanned="1">
            <text:p>Итого за год:</text:p>
          </table:table-cell>
          <table:covered-table-cell table:style-name="ce14"/>
          <table:covered-table-cell table:style-name="ce15"/>
          <table:table-cell table:style-name="ce28" table:formula="of:=SUM([.D125];[.D122])" office:value-type="float" office:value="121815" calcext:value-type="float">
            <text:p>121815</text:p>
          </table:table-cell>
          <table:table-cell table:style-name="ce1" table:number-columns-repeated="12"/>
          <table:table-cell table:number-columns-repeated="48"/>
        </table:table-row>
        <table:table-row table:style-name="ro2">
          <table:table-cell table:style-name="ce1" table:number-columns-repeated="16"/>
          <table:table-cell table:number-columns-repeated="48"/>
        </table:table-row>
        <table:table-row table:style-name="ro1" table:number-rows-repeated="10484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Inconsolata" svg:font-family="Inconsolata"/>
    <style:font-face style:name="Times New Roman" svg:font-family="'Times New Roman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6T19:00:54.252000000</dc:date>
    <meta:editing-duration>PT18S</meta:editing-duration>
    <meta:editing-cycles>1</meta:editing-cycles>
    <meta:document-statistic meta:table-count="1" meta:cell-count="173" meta:object-count="0"/>
    <meta:generator>LibreOffice/6.3.1.2$Windows_x86 LibreOffice_project/b79626edf0065ac373bd1df5c28bd630b4424273</meta:generator>
  </office:meta>
</office:document-meta>
</file>